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6.576cm" fo:min-width="16.74cm" fo:padding-top="0.15cm" fo:padding-bottom="0.15cm" fo:padding-left="0.275cm" fo:padding-right="0.275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5.67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5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4.321cm" fo:min-width="7.84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59cm"/>
    </style:style>
    <style:style style:name="gr7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46cm" fo:min-width="2.374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4.817cm" fo:min-width="11.725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5cm" fo:min-width="2.4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1.528cm"/>
    </style:style>
    <style:style style:name="gr1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5cm" fo:min-width="6.202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5cm" fo:min-width="3.09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401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428cm"/>
    </style:style>
    <style:style style:name="gr16" style:family="graphic" style:parent-style-name="objectwithoutfill">
      <style:graphic-properties svg:stroke-width="0.051cm" svg:stroke-color="#cccc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10.014cm" fo:min-width="16.368cm" fo:padding-top="0.15cm" fo:padding-bottom="0.15cm" fo:padding-left="0.275cm" fo:padding-right="0.275cm" draw:shadow-opacity="0%"/>
    </style:style>
    <style:style style:name="gr18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966cm" fo:min-width="2.399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4.269cm"/>
    </style:style>
    <style:style style:name="gr21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3.712cm" fo:min-width="6.70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1.591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2.227cm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2.671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3.64cm"/>
    </style:style>
    <style:style style:name="gr26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6.004cm" fo:min-width="16.802cm" fo:padding-top="0.15cm" fo:padding-bottom="0.15cm" fo:padding-left="0.275cm" fo:padding-right="0.275cm" draw:shadow-opacity="0%"/>
    </style:style>
    <style:style style:name="gr27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4cm" fo:min-width="4.34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vertical-align="top" fo:min-height="1.591cm"/>
    </style:style>
    <style:style style:name="gr29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4cm" fo:min-width="8.21cm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4.906cm" fo:min-width="16.92cm" fo:padding-top="0.15cm" fo:padding-bottom="0.15cm" fo:padding-left="0.275cm" fo:padding-right="0.275cm" draw:shadow-opacity="0%"/>
    </style:style>
    <style:style style:name="gr32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4.927cm" fo:min-width="3.542cm" fo:padding-top="0.15cm" fo:padding-bottom="0.15cm" fo:padding-left="0.275cm" fo:padding-right="0.275cm" draw:shadow-opacity="0%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2.384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999999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text-underline-style="none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color="#999999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3" style:family="text"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666666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66666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8.034cm" svg:height="7.62cm" svg:x="1.508cm" svg:y="1.57cm">
          <draw:glue-point draw:id="4" svg:x="-2.464cm" svg:y="4.918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99cm" svg:height="0.725cm" svg:x="7.985cm" svg:y="1.57cm">
          <draw:text-box>
            <text:p text:style-name="P2"><text:span text:style-name="T1">Frontend</text:span></text:p>
          </draw:text-box>
        </draw:frame>
        <draw:custom-shape draw:style-name="gr3" draw:text-style-name="P4" draw:layer="layout" svg:width="6.35cm" svg:height="1.27cm" svg:x="2.25cm" svg:y="2.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" draw:id="id1" draw:layer="layout" svg:width="6.35cm" svg:height="1.27cm" svg:x="2.25cm" svg:y="2.84cm">
          <draw:text-box>
            <text:p text:style-name="P2"><text:span text:style-name="T2">Main Entry Point (cli.py)</text:span></text:p>
            <text:p text:style-name="P2"><text:span text:style-name="T2"/></text:p>
            <text:p text:style-name="P2"><text:span text:style-name="T3">Implements command line interface</text:span></text:p>
          </draw:text-box>
        </draw:frame>
        <draw:custom-shape draw:style-name="gr5" draw:text-style-name="P4" xml:id="id2" draw:id="id2" draw:layer="layout" svg:width="8.89cm" svg:height="5.119cm" svg:x="9.88cm" svg:y="2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8.89cm" svg:height="1.309cm" svg:x="9.88cm" svg:y="2.841cm">
          <draw:text-box>
            <text:p text:style-name="P2"><text:span text:style-name="T2">Main Application State (App)</text:span></text:p>
            <text:p text:style-name="P2"><text:span text:style-name="T2"/></text:p>
            <text:p text:style-name="P2"><text:span text:style-name="T3">Initializes the “Stream”, handles logging and user interactions</text:span></text:p>
          </draw:text-box>
        </draw:frame>
        <draw:connector draw:style-name="gr7" draw:text-style-name="P6" draw:layer="layout" draw:type="curve" svg:x1="8.6cm" svg:y1="3.475cm" svg:x2="9.88cm" svg:y2="5.4cm" draw:start-shape="id1" draw:start-glue-point="1" draw:end-shape="id2" svg:d="M8600 3475c940 0 301 1925 1280 1925" svg:viewBox="0 0 1281 1926">
          <text:p/>
        </draw:connector>
        <draw:custom-shape draw:style-name="gr8" draw:text-style-name="P7" draw:layer="layout" svg:width="3.048cm" svg:height="1.27cm" svg:x="10.58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3.048cm" svg:height="1.27cm" svg:x="10.58cm" svg:y="4.2cm">
          <draw:text-box>
            <text:p text:style-name="P2"><text:span text:style-name="T2">Logger</text:span></text:p>
            <text:p text:style-name="P2"><text:span text:style-name="T4">widget.py</text:span></text:p>
          </draw:text-box>
        </draw:frame>
        <draw:custom-shape draw:style-name="gr8" draw:text-style-name="P7" draw:layer="layout" svg:width="3.048cm" svg:height="1.27cm" svg:x="14.981cm" svg:y="4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4.981cm" svg:y="4.201cm">
          <draw:text-box>
            <text:p text:style-name="P2"><text:span text:style-name="T2">Status Bar</text:span></text:p>
            <text:p text:style-name="P2"><text:span text:style-name="T4">status.py</text:span></text:p>
          </draw:text-box>
        </draw:frame>
        <draw:custom-shape draw:style-name="gr8" draw:text-style-name="P7" draw:layer="layout" svg:width="3.048cm" svg:height="1.27cm" svg:x="10.582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0.582cm" svg:y="6.002cm">
          <draw:text-box>
            <text:p text:style-name="P2"><text:span text:style-name="T2">Completions</text:span></text:p>
            <text:p text:style-name="P2"><text:span text:style-name="T5">complete.py</text:span></text:p>
          </draw:text-box>
        </draw:frame>
        <draw:custom-shape draw:style-name="gr8" draw:text-style-name="P7" draw:layer="layout" svg:width="3.048cm" svg:height="1.27cm" svg:x="14.982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4.982cm" svg:y="6.002cm">
          <draw:text-box>
            <text:p text:style-name="P2"><text:span text:style-name="T2">Color profiles</text:span></text:p>
            <text:p text:style-name="P2"><text:span text:style-name="T5">profile.py</text:span></text:p>
          </draw:text-box>
        </draw:frame>
        <draw:custom-shape draw:style-name="gr9" draw:text-style-name="P1" xml:id="id4" draw:id="id4" draw:layer="layout" svg:width="12.827cm" svg:height="5.669cm" svg:x="1.508cm" svg:y="10.571cm">
          <draw:glue-point draw:id="4" svg:x="-1.435cm" svg:y="-5.046cm"/>
          <draw:glue-point draw:id="5" svg:x="-2.425cm" svg:y="5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557cm" svg:height="0.725cm" svg:x="2.183cm" svg:y="10.571cm">
          <draw:text-box>
            <text:p text:style-name="P2"><text:span text:style-name="T1">Core, Frontend facing API</text:span></text:p>
          </draw:text-box>
        </draw:frame>
        <draw:custom-shape draw:style-name="gr10" draw:text-style-name="P4" draw:layer="layout" svg:width="3.228cm" svg:height="1.943cm" svg:x="6.77cm" svg:y="13.6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228cm" svg:height="1.778cm" svg:x="6.77cm" svg:y="13.695cm">
          <draw:text-box>
            <text:p text:style-name="P2"><text:span text:style-name="T2">Context</text:span></text:p>
            <text:p text:style-name="P2"><text:span text:style-name="T2"/></text:p>
            <text:p text:style-name="P2"><text:span text:style-name="T3">User configuration, CLI arguments</text:span></text:p>
          </draw:text-box>
        </draw:frame>
        <draw:custom-shape draw:style-name="gr12" draw:text-style-name="P4" draw:layer="layout" svg:width="6.94cm" svg:height="1.943cm" svg:x="6.76cm" svg:y="11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829cm" svg:height="1.943cm" svg:x="2.251cm" svg:y="11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3.515cm" svg:height="1.651cm" svg:x="2.419cm" svg:y="11.367cm">
          <draw:text-box>
            <text:p text:style-name="P2"><text:span text:style-name="T2">Project</text:span></text:p>
            <text:p text:style-name="P2"><text:span text:style-name="T2"/></text:p>
            <text:p text:style-name="P2"><text:span text:style-name="T6">Loaded project.conf configuration</text:span></text:p>
          </draw:text-box>
        </draw:frame>
        <draw:frame draw:style-name="gr15" draw:text-style-name="P5" draw:layer="layout" svg:width="6.478cm" svg:height="1.678cm" svg:x="6.991cm" svg:y="11.34cm">
          <draw:text-box>
            <text:p text:style-name="P2"><text:span text:style-name="T2">Stream</text:span></text:p>
            <text:p text:style-name="P2"><text:span text:style-name="T2"/></text:p>
            <text:p text:style-name="P2"><text:span text:style-name="T3">Loading of the project, implementation of all main user facing commands in the CLI</text:span></text:p>
          </draw:text-box>
        </draw:frame>
        <draw:connector draw:style-name="gr16" draw:text-style-name="P6" draw:layer="layout" draw:type="curve" svg:x1="6.082cm" svg:y1="9.127cm" svg:x2="6.081cm" svg:y2="10.571cm" draw:start-shape="id3" draw:start-glue-point="4" draw:end-shape="id4" draw:end-glue-point="4" svg:d="M6082 9127c0 1131-1 409-1 1444" svg:viewBox="0 0 2 1445">
          <text:p/>
        </draw:connector>
        <draw:custom-shape draw:style-name="gr17" draw:text-style-name="P1" xml:id="id5" draw:id="id5" draw:layer="layout" svg:width="18.034cm" svg:height="11.43cm" svg:x="1.509cm" svg:y="17.51cm">
          <draw:glue-point draw:id="4" svg:x="-3.169cm" svg:y="-5cm"/>
          <draw:glue-point draw:id="5" svg:x="3.872cm" svg:y="-5cm"/>
          <text:p/>
          <draw:enhanced-geometry svg:viewBox="0 0 21600 21600" draw:path-stretchpoint-x="10800" draw:path-stretchpoint-y="10800" draw:text-areas="?f3 ?f4 ?f5 ?f6" draw:type="round-rectangle" draw:modifiers="1672.29463738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4.811cm" svg:y1="16.239cm" svg:x2="4.812cm" svg:y2="17.51cm" draw:start-shape="id4" draw:start-glue-point="5" draw:end-shape="id5" draw:end-glue-point="4" svg:d="M4811 16239c0 954 1 319 1 1271" svg:viewBox="0 0 2 1272">
          <text:p/>
        </draw:connector>
        <draw:frame draw:style-name="gr2" draw:text-style-name="P3" draw:layer="layout" svg:width="11.557cm" svg:height="0.725cm" svg:x="4.684cm" svg:y="17.572cm">
          <draw:text-box>
            <text:p text:style-name="P2"><text:span text:style-name="T1">Core Internals</text:span></text:p>
          </draw:text-box>
        </draw:frame>
        <draw:custom-shape draw:style-name="gr18" draw:text-style-name="P4" draw:layer="layout" svg:width="3.193cm" svg:height="2.51cm" svg:x="2.252cm" svg:y="22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148cm" svg:height="2.54cm" svg:x="2.297cm" svg:y="22.59cm">
          <draw:text-box>
            <text:p text:style-name="P2"><text:span text:style-name="T2">Platform</text:span></text:p>
            <text:p text:style-name="P2"><text:span text:style-name="T2"/></text:p>
            <text:p text:style-name="P2"><text:span text:style-name="T6">Abstract class providing platform specific routines.</text:span></text:p>
          </draw:text-box>
        </draw:frame>
        <draw:frame draw:style-name="gr20" draw:text-style-name="P9" draw:layer="layout" svg:width="6.334cm" svg:height="4.519cm" svg:x="2.286cm" svg:y="4.671cm">
          <draw:text-box>
            <text:p text:style-name="P2"><text:span text:style-name="T7">The Frontend implements the main command line interface, status bar, master log formatting, and any interactivity with the user. This is cleanly separated from the core BuildStream application.</text:span></text:p>
          </draw:text-box>
        </draw:frame>
        <draw:custom-shape draw:style-name="gr21" draw:text-style-name="P4" draw:layer="layout" svg:width="7.685cm" svg:height="4.444cm" svg:x="11.152cm" svg:y="23.5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5" draw:layer="layout" svg:width="6.604cm" svg:height="1.841cm" svg:x="11.633cm" svg:y="23.576cm">
          <draw:text-box>
            <text:p text:style-name="P2"><text:span text:style-name="T2">Scheduler</text:span></text:p>
            <text:p text:style-name="P2"><text:span text:style-name="T2">(Scheduling of element processing jobs)</text:span></text:p>
            <text:p text:style-name="P2"><text:span text:style-name="T2"/></text:p>
            <text:p text:style-name="P2"><text:span text:style-name="T6">The Scheduler is in charge of processing elements in job queues.</text:span></text:p>
          </draw:text-box>
        </draw:frame>
        <draw:custom-shape draw:style-name="gr8" draw:text-style-name="P7" draw:layer="layout" svg:width="3.048cm" svg:height="1.27cm" svg:x="11.681cm" svg:y="26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3.048cm" svg:height="1.27cm" svg:x="11.681cm" svg:y="26.101cm">
          <draw:text-box>
            <text:p text:style-name="P2"><text:span text:style-name="T2">Job</text:span></text:p>
            <text:p text:style-name="P2"><text:span text:style-name="T2">(Abstract tasks)</text:span></text:p>
          </draw:text-box>
        </draw:frame>
        <draw:custom-shape draw:style-name="gr8" draw:text-style-name="P7" draw:layer="layout" svg:width="3.048cm" svg:height="1.27cm" svg:x="15.282cm" svg:y="26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5.282cm" svg:y="26.102cm">
          <draw:text-box>
            <text:p text:style-name="P2"><text:span text:style-name="T2">Queue</text:span></text:p>
            <text:p text:style-name="P2"><text:span text:style-name="T2">(Abstract job queues)</text:span></text:p>
          </draw:text-box>
        </draw:frame>
        <draw:custom-shape draw:style-name="gr21" draw:text-style-name="P4" draw:layer="layout" svg:width="7.685cm" svg:height="4.444cm" svg:x="11.152cm" svg:y="18.4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6.604cm" svg:height="2.477cm" svg:x="11.633cm" svg:y="18.489cm">
          <draw:text-box>
            <text:p text:style-name="P2"><text:span text:style-name="T2">Loader</text:span></text:p>
            <text:p text:style-name="P2"><text:span text:style-name="T2">(Load the elements in a project)</text:span></text:p>
            <text:p text:style-name="P2"><text:span text:style-name="T2"/></text:p>
            <text:p text:style-name="P2"><text:span text:style-name="T6">The loader loads elements and sources from the project directory, transforming them into data structures ready for Element and Source instantiation</text:span></text:p>
          </draw:text-box>
        </draw:frame>
        <draw:custom-shape draw:style-name="gr8" draw:text-style-name="P7" draw:layer="layout" svg:width="3.048cm" svg:height="1.27cm" svg:x="11.681cm" svg:y="21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3.048cm" svg:height="1.27cm" svg:x="11.681cm" svg:y="21.002cm">
          <draw:text-box>
            <text:p text:style-name="P2"><text:span text:style-name="T2">LoadElement</text:span></text:p>
            <text:p text:style-name="P2"><text:span text:style-name="T2">(Intermediate element)</text:span></text:p>
          </draw:text-box>
        </draw:frame>
        <draw:custom-shape draw:style-name="gr8" draw:text-style-name="P7" draw:layer="layout" svg:width="3.048cm" svg:height="1.27cm" svg:x="15.282cm" svg:y="21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5.282cm" svg:y="21.003cm">
          <draw:text-box>
            <text:p text:style-name="P2"><text:span text:style-name="T2">MetaElement &amp; MetaSource</text:span></text:p>
            <text:p text:style-name="P2"><text:span text:style-name="T2">(Loader output)</text:span></text:p>
          </draw:text-box>
        </draw:frame>
        <draw:frame draw:style-name="gr24" draw:text-style-name="P9" draw:layer="layout" svg:width="4.556cm" svg:height="2.921cm" svg:x="1.524cm" svg:y="13.192cm">
          <draw:text-box>
            <text:p text:style-name="P2"><text:span text:style-name="T7">The Frontend creates the toplevel Project, Context and Stream, and receives Elements and Sources by way of loading the Stream.</text:span></text:p>
          </draw:text-box>
        </draw:frame>
        <draw:frame draw:style-name="gr25" draw:text-style-name="P9" draw:layer="layout" svg:width="9.128cm" svg:height="3.89cm" svg:x="1.524cm" svg:y="18.7cm">
          <draw:text-box>
            <text:p text:style-name="P2"><text:span text:style-name="T7">These represent the main active internal components which sit below the frontend facing business logic in terms of module stacking order.</text:span></text:p>
          </draw:text-box>
        </draw:frame>
        <draw:custom-shape draw:style-name="gr26" draw:text-style-name="P1" xml:id="id11" draw:id="id11" draw:layer="layout" svg:width="18.032cm" svg:height="6.984cm" svg:x="1.51cm" svg:y="30.2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5.078cm" svg:height="1.942cm" svg:x="7.982cm" svg:y="31.3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xml:id="id6" draw:id="id6" draw:layer="layout" svg:width="5.117cm" svg:height="1.841cm" svg:x="7.943cm" svg:y="31.412cm">
          <draw:text-box>
            <text:p text:style-name="P2"><text:span text:style-name="T2">Options</text:span></text:p>
            <text:p text:style-name="P2"><text:span text:style-name="T2"/></text:p>
            <text:p text:style-name="P2"><text:span text:style-name="T6">Loads and resolves project options, and processes conditional statements</text:span></text:p>
          </draw:text-box>
        </draw:frame>
        <draw:custom-shape draw:style-name="gr27" draw:text-style-name="P4" draw:layer="layout" svg:width="5.078cm" svg:height="1.942cm" svg:x="2.296cm" svg:y="31.3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xml:id="id8" draw:id="id8" draw:layer="layout" svg:width="5.117cm" svg:height="1.841cm" svg:x="2.257cm" svg:y="31.413cm">
          <draw:text-box>
            <text:p text:style-name="P2"><text:span text:style-name="T2">Variables</text:span></text:p>
            <text:p text:style-name="P2"><text:span text:style-name="T2"/></text:p>
            <text:p text:style-name="P2"><text:span text:style-name="T6">Resolves a collection of variables, and performs substitutions on strings containing variables</text:span></text:p>
          </draw:text-box>
        </draw:frame>
        <draw:custom-shape draw:style-name="gr27" draw:text-style-name="P4" draw:layer="layout" svg:width="5.078cm" svg:height="1.942cm" svg:x="13.61cm" svg:y="31.3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xml:id="id10" draw:id="id10" draw:layer="layout" svg:width="5.117cm" svg:height="1.841cm" svg:x="13.571cm" svg:y="31.414cm">
          <draw:text-box>
            <text:p text:style-name="P2"><text:span text:style-name="T2">Includes</text:span></text:p>
            <text:p text:style-name="P2"><text:span text:style-name="T2"/></text:p>
            <text:p text:style-name="P2"><text:span text:style-name="T6">Processes include statements and composites the resulting dictionaries</text:span></text:p>
          </draw:text-box>
        </draw:frame>
        <draw:frame draw:style-name="gr2" draw:text-style-name="P3" draw:layer="layout" svg:width="11.557cm" svg:height="0.725cm" svg:x="4.685cm" svg:y="30.273cm">
          <draw:text-box>
            <text:p text:style-name="P2"><text:span text:style-name="T1">YAML Parsing Utilities</text:span></text:p>
          </draw:text-box>
        </draw:frame>
        <draw:custom-shape draw:style-name="gr29" draw:text-style-name="P4" xml:id="id7" draw:id="id7" draw:layer="layout" svg:width="8.948cm" svg:height="1.942cm" svg:x="6.022cm" svg:y="34.5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xml:id="id9" draw:id="id9" draw:layer="layout" svg:width="8.89cm" svg:height="1.841cm" svg:x="6.08cm" svg:y="34.615cm">
          <draw:text-box>
            <text:p text:style-name="P2"><text:span text:style-name="T2">YAML</text:span></text:p>
            <text:p text:style-name="P2"><text:span text:style-name="T2"/></text:p>
            <text:p text:style-name="P2"><text:span text:style-name="T6">Low level utilities for parsing YAML, storing the provenance of loaded values for error reporting, composition of dictionaries and validation of loaded values</text:span></text:p>
          </draw:text-box>
        </draw:frame>
        <draw:connector draw:style-name="gr30" draw:text-style-name="P6" draw:layer="layout" draw:type="curve" svg:x1="10.501cm" svg:y1="33.253cm" svg:x2="10.496cm" svg:y2="34.546cm" draw:start-shape="id6" draw:end-shape="id7" draw:end-glue-point="0" svg:d="M10501 33253c0 951-5 305-5 1293" svg:viewBox="0 0 6 1294">
          <text:p text:style-name="P2"><text:s/></text:p>
        </draw:connector>
        <draw:connector draw:style-name="gr30" draw:text-style-name="P6" draw:layer="layout" draw:type="curve" svg:x1="4.815cm" svg:y1="33.254cm" svg:x2="6.08cm" svg:y2="35.535cm" draw:start-shape="id8" draw:start-glue-point="2" draw:end-shape="id9" draw:end-glue-point="3" svg:d="M4815 33254c0 1521 421 2281 1265 2281" svg:viewBox="0 0 1266 2282">
          <text:p text:style-name="P2"><text:s/></text:p>
        </draw:connector>
        <draw:connector draw:style-name="gr30" draw:text-style-name="P6" draw:layer="layout" draw:type="curve" svg:x1="16.129cm" svg:y1="33.255cm" svg:x2="14.97cm" svg:y2="35.535cm" draw:start-shape="id10" draw:end-shape="id9" draw:end-glue-point="1" svg:d="M16129 33255c0 1520-386 2280-1159 2280" svg:viewBox="0 0 1160 2281">
          <text:p text:style-name="P2"><text:s/></text:p>
        </draw:connector>
        <draw:connector draw:style-name="gr16" draw:text-style-name="P6" draw:layer="layout" draw:type="curve" svg:x1="10.526cm" svg:y1="28.94cm" svg:x2="10.526cm" svg:y2="30.211cm" draw:start-shape="id5" draw:start-glue-point="2" draw:end-shape="id11" draw:end-glue-point="0" svg:d="M10526 28940v1271" svg:viewBox="0 0 1 1272">
          <text:p/>
        </draw:connector>
        <draw:custom-shape draw:style-name="gr31" draw:text-style-name="P1" draw:layer="layout" svg:width="18.032cm" svg:height="5.768cm" svg:x="1.511cm" svg:y="38.4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5.078cm" svg:height="1.942cm" svg:x="2.224cm" svg:y="39.2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2.185cm" svg:y="39.315cm">
          <draw:text-box>
            <text:p text:style-name="P2"><text:span text:style-name="T2">utils.py</text:span></text:p>
            <text:p text:style-name="P2"><text:span text:style-name="T2"/></text:p>
            <text:p text:style-name="P2"><text:span text:style-name="T6">Various miscellaneous utilities, includes the directory staging mechanics</text:span></text:p>
          </draw:text-box>
        </draw:frame>
        <draw:custom-shape draw:style-name="gr27" draw:text-style-name="P4" draw:layer="layout" svg:width="5.078cm" svg:height="1.942cm" svg:x="8.038cm" svg:y="39.2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7.999cm" svg:y="39.316cm">
          <draw:text-box>
            <text:p text:style-name="P2"><text:span text:style-name="T2">signals.py</text:span></text:p>
            <text:p text:style-name="P2"><text:span text:style-name="T2"/></text:p>
            <text:p text:style-name="P2"><text:span text:style-name="T6">Utilities and context managers for dealing with UNIX signal handling</text:span></text:p>
          </draw:text-box>
        </draw:frame>
        <draw:custom-shape draw:style-name="gr27" draw:text-style-name="P4" draw:layer="layout" svg:width="5.078cm" svg:height="1.942cm" svg:x="2.238cm" svg:y="39.2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2.199cm" svg:y="39.316cm">
          <draw:text-box>
            <text:p text:style-name="P2"><text:span text:style-name="T2">utils.py</text:span></text:p>
            <text:p text:style-name="P2"><text:span text:style-name="T2"/></text:p>
            <text:p text:style-name="P2"><text:span text:style-name="T6">Various miscellaneous utilities, includes the directory staging mechanics</text:span></text:p>
          </draw:text-box>
        </draw:frame>
        <draw:custom-shape draw:style-name="gr27" draw:text-style-name="P4" draw:layer="layout" svg:width="5.078cm" svg:height="1.942cm" svg:x="2.252cm" svg:y="41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2.213cm" svg:y="41.817cm">
          <draw:text-box>
            <text:p text:style-name="P2"><text:span text:style-name="T2">Workspaces</text:span></text:p>
            <text:p text:style-name="P2"><text:span text:style-name="T2"/></text:p>
            <text:p text:style-name="P2"><text:span text:style-name="T6">Helper object for (de)serialization of the workspace configuration</text:span></text:p>
          </draw:text-box>
        </draw:frame>
        <draw:frame draw:style-name="gr2" draw:text-style-name="P3" draw:layer="layout" svg:width="11.557cm" svg:height="0.725cm" svg:x="4.686cm" svg:y="38.474cm">
          <draw:text-box>
            <text:p text:style-name="P2"><text:span text:style-name="T1">Low Level Subsystems</text:span></text:p>
          </draw:text-box>
        </draw:frame>
        <draw:custom-shape draw:style-name="gr10" draw:text-style-name="P4" draw:layer="layout" svg:width="3.228cm" svg:height="1.943cm" svg:x="10.471cm" svg:y="13.6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228cm" svg:height="1.778cm" svg:x="10.471cm" svg:y="13.695cm">
          <draw:text-box>
            <text:p text:style-name="P2"><text:span text:style-name="T2">Element, Source, and Plugin</text:span></text:p>
            <text:p text:style-name="P2"><text:span text:style-name="T2"/></text:p>
            <text:p text:style-name="P2"><text:span text:style-name="T3">Data Model</text:span></text:p>
          </draw:text-box>
        </draw:frame>
        <draw:custom-shape draw:style-name="gr32" draw:text-style-name="P1" xml:id="id12" draw:id="id12" draw:layer="layout" svg:width="4.534cm" svg:height="5.669cm" svg:x="15.008cm" svg:y="10.571cm">
          <draw:glue-point draw:id="4" svg:x="0.518cm" svg:y="5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17.509cm" svg:y1="16.239cm" svg:x2="17.508cm" svg:y2="17.51cm" draw:start-shape="id12" draw:start-glue-point="4" draw:end-shape="id5" draw:end-glue-point="5" svg:d="M17509 16239c0 954-1 319-1 1271" svg:viewBox="0 0 2 1272">
          <text:p/>
        </draw:connector>
        <draw:frame draw:style-name="gr2" draw:text-style-name="P3" draw:layer="layout" svg:width="4.571cm" svg:height="0.725cm" svg:x="14.97cm" svg:y="10.572cm">
          <draw:text-box>
            <text:p text:style-name="P2"><text:span text:style-name="T1">CAS Server</text:span></text:p>
          </draw:text-box>
        </draw:frame>
        <draw:custom-shape draw:style-name="gr10" draw:text-style-name="P4" draw:layer="layout" svg:width="3.228cm" svg:height="1.943cm" svg:x="15.671cm" svg:y="11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3.228cm" svg:height="1.841cm" svg:x="15.671cm" svg:y="11.295cm">
          <draw:text-box>
            <text:p text:style-name="P2"><text:span text:style-name="T2">CasServer</text:span></text:p>
            <text:p text:style-name="P2"><text:span text:style-name="T2"/></text:p>
            <text:p text:style-name="P2"><text:span text:style-name="T3">Content Addressable Storage Server</text:span></text:p>
          </draw:text-box>
        </draw:frame>
        <draw:frame draw:style-name="gr33" draw:text-style-name="P9" draw:layer="layout" svg:width="4.556cm" svg:height="2.634cm" svg:x="15.024cm" svg:y="13.393cm">
          <draw:text-box>
            <text:p text:style-name="P2"><text:span text:style-name="T7">The CAS Server only needs to interact with Core Internals and lower levels of the stack.</text:span></text:p>
          </draw:text-box>
        </draw:frame>
        <draw:custom-shape draw:style-name="gr27" draw:text-style-name="P4" draw:layer="layout" svg:width="5.078cm" svg:height="1.942cm" svg:x="13.766cm" svg:y="39.2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13.727cm" svg:y="39.318cm">
          <draw:text-box>
            <text:p text:style-name="P2"><text:span text:style-name="T2">CasCache</text:span></text:p>
            <text:p text:style-name="P2"><text:span text:style-name="T2"/></text:p>
            <text:p text:style-name="P2"><text:span text:style-name="T6">Content Addressable Storage implementation, used by the artifact cache and CAS server</text:span></text:p>
          </draw:text-box>
        </draw:frame>
        <draw:custom-shape draw:style-name="gr27" draw:text-style-name="P4" draw:layer="layout" svg:width="5.078cm" svg:height="1.942cm" svg:x="13.78cm" svg:y="4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13.741cm" svg:y="41.819cm">
          <draw:text-box>
            <text:p text:style-name="P2"><text:span text:style-name="T2">FUSE / SafeHardlinks</text:span></text:p>
            <text:p text:style-name="P2"><text:span text:style-name="T2"/></text:p>
            <text:p text:style-name="P2"><text:span text:style-name="T6">The Fuse layer implements a copy on write hardlink experience for the Sandbox implementations</text:span></text:p>
          </draw:text-box>
        </draw:frame>
        <draw:custom-shape draw:style-name="gr27" draw:text-style-name="P4" draw:layer="layout" svg:width="5.078cm" svg:height="1.942cm" svg:x="8.094cm" svg:y="41.7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" draw:layer="layout" svg:width="5.117cm" svg:height="1.841cm" svg:x="8.055cm" svg:y="41.82cm">
          <draw:text-box>
            <text:p text:style-name="P2"><text:span text:style-name="T2">SourceFactory / ElementFactory</text:span></text:p>
            <text:p text:style-name="P2"><text:span text:style-name="T2"/></text:p>
            <text:p text:style-name="P2"><text:span text:style-name="T6">Low level factory for instantiating Source and Element plugins, one plugin namespace per project</text:span></text:p>
          </draw:text-box>
        </draw:frame>
        <draw:custom-shape draw:style-name="gr18" draw:text-style-name="P4" draw:layer="layout" svg:width="3.193cm" svg:height="2.51cm" svg:x="6.752cm" svg:y="22.6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148cm" svg:height="2.54cm" svg:x="6.797cm" svg:y="22.604cm">
          <draw:text-box>
            <text:p text:style-name="P2"><text:span text:style-name="T2">ArtifactCache</text:span></text:p>
            <text:p text:style-name="P2"><text:span text:style-name="T2"/></text:p>
            <text:p text:style-name="P2"><text:span text:style-name="T6">Artifact Storage Module</text:span></text:p>
          </draw:text-box>
        </draw:frame>
        <draw:custom-shape draw:style-name="gr18" draw:text-style-name="P4" draw:layer="layout" svg:width="3.193cm" svg:height="2.51cm" svg:x="2.252cm" svg:y="25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148cm" svg:height="2.54cm" svg:x="2.297cm" svg:y="25.718cm">
          <draw:text-box>
            <text:p text:style-name="P2"><text:span text:style-name="T2">Sandbox</text:span></text:p>
            <text:p text:style-name="P2"><text:span text:style-name="T2"/></text:p>
            <text:p text:style-name="P2"><text:span text:style-name="T6">Abstract Class for running commands in the isolated build environ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22:09:24.570030270</meta:creation-date>
    <dc:date>2018-10-29T20:56:01.591031865</dc:date>
    <meta:editing-duration>PT57M16S</meta:editing-duration>
    <meta:editing-cycles>14</meta:editing-cycles>
    <meta:generator>LibreOffice/5.1.4.1$Linux_X86_64 LibreOffice_project/10m0$Build-1</meta:generator>
    <meta:document-statistic meta:object-count="86"/>
  </office:meta>
</office:document-meta>
</file>